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d8299" officeooo:paragraph-rsid="001d8299"/>
    </style:style>
    <style:style style:name="P2" style:family="paragraph" style:parent-style-name="Standard">
      <style:text-properties officeooo:rsid="001d8299" officeooo:paragraph-rsid="0025af10"/>
    </style:style>
    <style:style style:name="P3" style:family="paragraph" style:parent-style-name="Standard">
      <style:text-properties fo:font-weight="bold" officeooo:rsid="001e788e" officeooo:paragraph-rsid="001e788e" style:font-weight-asian="bold" style:font-weight-complex="bold"/>
    </style:style>
    <style:style style:name="P4" style:family="paragraph" style:parent-style-name="Standard">
      <style:text-properties officeooo:rsid="001e788e" officeooo:paragraph-rsid="001e788e"/>
    </style:style>
    <style:style style:name="P5" style:family="paragraph" style:parent-style-name="Standard">
      <style:text-properties fo:font-size="15pt" fo:font-weight="bold" officeooo:rsid="001d8299" officeooo:paragraph-rsid="001d8299" style:font-size-asian="15pt" style:font-weight-asian="bold" style:font-size-complex="15pt" style:font-weight-complex="bold"/>
    </style:style>
    <style:style style:name="P6" style:family="paragraph" style:parent-style-name="Standard">
      <style:text-properties fo:font-size="15pt" fo:font-weight="bold" officeooo:rsid="001d8299" officeooo:paragraph-rsid="00234911" style:font-size-asian="15pt" style:font-weight-asian="bold" style:font-size-complex="15pt" style:font-weight-complex="bold"/>
    </style:style>
    <style:style style:name="P7" style:family="paragraph" style:parent-style-name="Standard">
      <style:text-properties fo:font-size="15pt" fo:font-weight="bold" officeooo:rsid="001e788e" officeooo:paragraph-rsid="001e788e" style:font-size-asian="15pt" style:font-weight-asian="bold" style:font-size-complex="15pt" style:font-weight-complex="bold"/>
    </style:style>
    <style:style style:name="P8" style:family="paragraph" style:parent-style-name="Standard">
      <style:text-properties fo:font-size="15pt" fo:font-weight="bold" officeooo:rsid="0025af10" officeooo:paragraph-rsid="0025af10" style:font-size-asian="15pt" style:font-weight-asian="bold" style:font-size-complex="15pt" style:font-weight-complex="bold"/>
    </style:style>
    <style:style style:name="P9" style:family="paragraph" style:parent-style-name="Standard">
      <style:text-properties fo:font-size="12pt" fo:font-weight="normal" officeooo:rsid="001e788e" officeooo:paragraph-rsid="001e788e" style:font-size-asian="10.5pt" style:font-weight-asian="normal" style:font-size-complex="12pt" style:font-weight-complex="normal"/>
    </style:style>
    <style:style style:name="P10" style:family="paragraph" style:parent-style-name="Standard">
      <style:text-properties fo:font-size="12pt" fo:font-weight="normal" officeooo:rsid="00200ae9" officeooo:paragraph-rsid="00200ae9" style:font-size-asian="10.5pt" style:font-weight-asian="normal" style:font-size-complex="12pt" style:font-weight-complex="normal"/>
    </style:style>
    <style:style style:name="P11" style:family="paragraph" style:parent-style-name="Standard">
      <style:text-properties fo:font-weight="normal" officeooo:rsid="001e788e" officeooo:paragraph-rsid="001e788e" style:font-weight-asian="normal" style:font-weight-complex="normal"/>
    </style:style>
    <style:style style:name="P12"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1e788e" officeooo:paragraph-rsid="001e788e" style:text-blinking="false" fo:background-color="transparent" style:font-size-asian="10.5pt" style:font-weight-asian="normal" style:font-size-complex="12pt" style:font-weight-complex="normal"/>
    </style:style>
    <style:style style:name="P13" style:family="paragraph" style:parent-style-name="Standard" style:list-style-name="L1">
      <style:text-properties fo:font-size="15pt" fo:font-weight="bold" officeooo:rsid="001d8299" officeooo:paragraph-rsid="001e9f08" style:font-size-asian="15pt" style:font-weight-asian="bold" style:font-size-complex="15pt" style:font-weight-complex="bold"/>
    </style:style>
    <style:style style:name="P14" style:family="paragraph" style:parent-style-name="Standard" style:list-style-name="L3">
      <style:text-properties fo:font-size="15pt" fo:font-weight="bold" officeooo:rsid="001e788e" officeooo:paragraph-rsid="001e788e" style:font-size-asian="15pt" style:font-weight-asian="bold" style:font-size-complex="15pt" style:font-weight-complex="bold"/>
    </style:style>
    <style:style style:name="P15" style:family="paragraph" style:parent-style-name="Standard" style:list-style-name="L4">
      <style:text-properties fo:font-size="15pt" fo:font-weight="bold" officeooo:rsid="001e9f08" officeooo:paragraph-rsid="001e9f08" style:font-size-asian="15pt" style:font-weight-asian="bold" style:font-size-complex="15pt" style:font-weight-complex="bold"/>
    </style:style>
    <style:style style:name="P16" style:family="paragraph" style:parent-style-name="Standard" style:list-style-name="L5">
      <style:text-properties fo:font-size="15pt" fo:font-weight="bold" officeooo:rsid="00200ae9" officeooo:paragraph-rsid="00200ae9" style:font-size-asian="15pt" style:font-weight-asian="bold" style:font-size-complex="15pt" style:font-weight-complex="bold"/>
    </style:style>
    <style:style style:name="P17" style:family="paragraph" style:parent-style-name="Standard">
      <style:text-properties fo:font-size="15pt" fo:font-weight="bold" officeooo:rsid="0025af10" officeooo:paragraph-rsid="0025af10" style:font-size-asian="15pt" style:font-weight-asian="bold" style:font-size-complex="15pt" style:font-weight-complex="bold"/>
    </style:style>
    <style:style style:name="P18" style:family="paragraph" style:parent-style-name="Standard" style:list-style-name="L2">
      <style:text-properties fo:font-size="15pt" officeooo:paragraph-rsid="001d8299" style:font-size-asian="15pt" style:font-size-complex="15pt"/>
    </style:style>
    <style:style style:name="P19" style:family="paragraph" style:parent-style-name="Standard" style:list-style-name="L2">
      <style:text-properties fo:font-weight="bold" officeooo:rsid="001d8299" officeooo:paragraph-rsid="001d8299" style:font-weight-asian="bold" style:font-weight-complex="bold"/>
    </style:style>
    <style:style style:name="P20" style:family="paragraph" style:parent-style-name="Standard">
      <style:text-properties fo:font-size="12pt" fo:font-style="normal" fo:font-weight="normal" officeooo:rsid="00266676" officeooo:paragraph-rsid="0025af10"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normal" officeooo:rsid="00267905" officeooo:paragraph-rsid="0025af10" style:font-size-asian="10.5pt" style:font-style-asian="normal" style:font-weight-asian="normal" style:font-size-complex="12pt" style:font-style-complex="normal" style:font-weight-complex="normal"/>
    </style:style>
    <style:style style:name="P22" style:family="paragraph" style:parent-style-name="Standard" style:list-style-name="L6">
      <style:text-properties fo:font-size="12pt" fo:font-weight="normal" officeooo:rsid="00216c04" officeooo:paragraph-rsid="00216c04" style:font-size-asian="10.5pt" style:font-weight-asian="normal" style:font-size-complex="12pt" style:font-weight-complex="normal"/>
    </style:style>
    <style:style style:name="P23" style:family="paragraph" style:parent-style-name="Standard" style:list-style-name="L4">
      <style:text-properties fo:font-weight="normal" officeooo:rsid="001e788e" officeooo:paragraph-rsid="001e9f08" style:font-weight-asian="normal" style:font-weight-complex="normal"/>
    </style:style>
    <style:style style:name="P24" style:family="paragraph" style:parent-style-name="Standard" style:list-style-name="L6">
      <style:text-properties officeooo:paragraph-rsid="00216c04"/>
    </style:style>
    <style:style style:name="T1" style:family="text">
      <style:text-properties officeooo:rsid="001d8299"/>
    </style:style>
    <style:style style:name="T2" style:family="text">
      <style:text-properties fo:font-weight="bold" officeooo:rsid="001d8299" style:font-weight-asian="bold" style:font-weight-complex="bold"/>
    </style:style>
    <style:style style:name="T3" style:family="text">
      <style:text-properties style:text-position="super 58%"/>
    </style:style>
    <style:style style:name="T4" style:family="text">
      <style:text-properties style:text-position="super 58%" fo:font-size="18pt" fo:font-weight="bold" style:font-size-asian="18pt" style:font-weight-asian="bold" style:font-size-complex="18pt"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font-weight="bold" officeooo:rsid="001e788e" style:font-size-asian="18pt" style:font-weight-asian="bold" style:font-size-complex="18pt" style:font-weight-complex="bold"/>
    </style:style>
    <style:style style:name="T8" style:family="text">
      <style:text-properties fo:font-size="13pt" officeooo:rsid="001e788e" style:font-size-asian="11.3500003814697pt" style:font-size-complex="13pt"/>
    </style:style>
    <style:style style:name="T9" style:family="text">
      <style:text-properties fo:font-size="13pt" officeooo:rsid="00234911" style:font-size-asian="11.3500003814697pt" style:font-size-complex="13pt"/>
    </style:style>
    <style:style style:name="T10" style:family="text">
      <style:text-properties fo:font-size="12pt" fo:font-weight="normal" officeooo:rsid="00200ae9" style:font-size-asian="10.5pt" style:font-weight-asian="normal" style:font-size-complex="12pt" style:font-weight-complex="normal"/>
    </style:style>
    <style:style style:name="T11" style:family="text">
      <style:text-properties fo:font-size="12pt" fo:font-weight="normal" officeooo:rsid="00216c04" style:font-size-asian="10.5pt" style:font-weight-asian="normal" style:font-size-complex="12pt" style:font-weight-complex="normal"/>
    </style:style>
    <style:style style:name="T12" style:family="text">
      <style:text-properties fo:font-size="12pt" fo:font-style="normal" fo:font-weight="normal" officeooo:rsid="00266676"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267905" style:font-size-asian="10.5pt" style:font-style-asian="normal" style:font-weight-asian="normal" style:font-size-complex="12pt" style:font-style-complex="normal" style:font-weight-complex="normal"/>
    </style:style>
    <style:style style:name="T14" style:family="text">
      <style:text-properties officeooo:rsid="00249e06"/>
    </style:style>
    <style:style style:name="T15" style:family="text">
      <style:text-properties officeooo:rsid="0025af10"/>
    </style:style>
    <style:style style:name="T16" style:family="text">
      <style:text-properties fo:color="#ff3333"/>
    </style:style>
    <style:style style:name="T17" style:family="text">
      <style:text-properties fo:color="#ff3333" fo:font-weight="bold" officeooo:rsid="001d8299" style:font-weight-asian="bold" style:font-weight-complex="bold"/>
    </style:style>
    <style:style style:name="T18" style:family="text">
      <style:text-properties officeooo:rsid="00285d8f"/>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 text:c="4"/><text:span text:style-name="T5"><text:s text:c="15"/><text:tab/><text:tab/> <text:s text:c="6"/></text:span><text:span text:style-name="T6">W</text:span><text:span text:style-name="T4">5</text:span><text:span text:style-name="T6">HH </text:span><text:span text:style-name="T7">DOCUMENTATION</text:span></text:p>
      <text:p text:style-name="P6"><text:tab/><text:tab/><text:tab/><text:tab/><text:tab/><text:tab/><text:tab/><text:tab/></text:p>
      <text:p text:style-name="P6"><text:span text:style-name="T8"><text:tab/><text:tab/><text:tab/><text:tab/><text:tab/><text:tab/><text:tab/><text:tab/>By:- Gyan Ranjan</text:span><text:span text:style-name="T9">(18MCMT01)</text:span></text:p>
      <text:p text:style-name="P7"/>
      <text:p text:style-name="P7">Problem Statement:</text:p>
      <text:p text:style-name="P7"/>
      <text:p text:style-name="P12"><text:bookmark text:name="docs-internal-guid-d88e1cf8-7fff-c2d9-74ad-a6498a51417d"/>Objective of this project is to develop a platform to store the learning content and deliver it to the users registered. There are two databases which stores the learning resources and the user records respectively. The content being stored in the database is delivered to the user based on the course they are registered to. Learning resources contains documents, videos, quizzes etc. For each topic in the subject, there need to be a quiz. This quiz results should be stored in the user’s records. There are 4 processes in this platform, they are Coach, Delivery, Learner and Evaluation. Coach gets the content index and user records from learning resources and user records respectively. Delivery is a process which deliver the content to the learner. Learner is a person who interacts with the system through a web page. The Evaluation is a process which gets input from coach and delivery process, evaluates it agaist the performance of learner and stores it to the user records. </text:p>
      <text:p text:style-name="P9"/>
      <text:p text:style-name="P5"/>
      <text:list xml:id="list6635364718320197578" text:style-name="L1">
        <text:list-item>
          <text:p text:style-name="P13"><text:span text:style-name="T16">WHY</text:span> is the system being developed?</text:p>
        </text:list-item>
      </text:list>
      <text:p text:style-name="P2"><text:tab/>This system is developed <text:span text:style-name="T14">to provide flexibility to students as well as teachers, it will also <text:s text:c="23"/><text:tab/>help in reducing the cost of teaching. This also saves time of both student and teacher. It will <text:tab/>also provide detailed review of the student’s performance which will help student as well as </text:span></text:p>
      <text:p text:style-name="P2"><text:tab/><text:span text:style-name="T15">teacher in assessing.</text:span> </text:p>
      <text:list xml:id="list6669803969467133074" text:style-name="L2">
        <text:list-header>
          <text:p text:style-name="P19"/>
        </text:list-header>
        <text:list-item>
          <text:p text:style-name="P18"><text:span text:style-name="T17">WHAT </text:span><text:span text:style-name="T2">will be done, by </text:span><text:span text:style-name="T17">WHEN</text:span><text:span text:style-name="T2">?</text:span><text:span text:style-name="T1"> </text:span></text:p>
        </text:list-item>
      </text:list>
      <text:p text:style-name="P4"><text:tab/>The analysis will be completed by 1<text:span text:style-name="T15">2</text:span><text:span text:style-name="T3">th</text:span> <text:span text:style-name="T15">February</text:span>’09 and will be discussed with the customer <text:tab/>for any furher changes to be made.</text:p>
      <text:p text:style-name="P3"/>
      <text:list xml:id="list2462929769142703340" text:style-name="L3">
        <text:list-item>
          <text:p text:style-name="P14"><text:span text:style-name="T16">WHO </text:span>is responsible for a funtion?</text:p>
        </text:list-item>
      </text:list>
      <text:p text:style-name="P11"><text:tab/>I (Gyan Rajan) <text:span text:style-name="T15">and my colleague (Rajendra Prasad) are</text:span> sole<text:span text:style-name="T15">ly</text:span> responsible for this entire <text:tab/>project. If anything goes wrong or any changes is to be made, all responsibilities will on <text:span text:style-name="T15">us</text:span>.</text:p>
      <text:p text:style-name="P11"><text:tab/><text:span text:style-name="T15">For further maintainence we will be in touch with the customer and take regular feedbacks.</text:span></text:p>
      <text:p text:style-name="P11"/>
      <text:list xml:id="list5536348938045947354" text:style-name="L4">
        <text:list-item>
          <text:p text:style-name="P15"><text:span text:style-name="T16">HOW</text:span> will the job be done technically and managerially?</text:p>
        </text:list-item>
      </text:list>
      <text:p text:style-name="P20"/>
      <text:p text:style-name="P20"><text:tab/>1. Institution will be asked to provide the database of students which contains which courses <text:s text:c="3"/><text:tab/> <text:s text:c="3"/>are taken by which students, along with it details of faculties teaching the course will be <text:tab/> <text:s text:c="3"/>taken.</text:p>
      <text:p text:style-name="P20"><text:tab/></text:p>
      <text:p text:style-name="P20"><text:tab/>2.The study material of courses either in digital or non-digital form isc collected from the <text:tab/></text:p>
      <text:p text:style-name="P20"><text:tab/> <text:s text:c="3"/>teachers and is converted in suitable format to be saved in the database.</text:p>
      <text:p text:style-name="P20"><text:tab/></text:p>
      <text:p text:style-name="P8"><text:span text:style-name="T12"><text:tab/>3.</text:span><text:span text:style-name="T13">Database is created from the collected data and nacessary linking and dependencies are <text:tab/> <text:s text:c="2"/>formed.</text:span></text:p>
      <text:p text:style-name="P8"><text:span text:style-name="T13"/></text:p>
      <text:p text:style-name="P21"><text:soft-page-break/><text:tab/>4.Website is created which serves the purpose of user interaction. Students can login to <text:tab/> <text:tab/> <text:s text:c="2"/>access their course material and give tests. Teachers can login to upload documents for the <text:tab/> <text:s text:c="2"/>course and can also evaluate students performance.</text:p>
      <text:list xml:id="list104703608194833" text:continue-numbering="true" text:style-name="L4">
        <text:list-item>
          <text:list>
            <text:list-header>
              <text:p text:style-name="P23"/>
            </text:list-header>
          </text:list>
        </text:list-item>
      </text:list>
      <text:p text:style-name="P3"/>
      <text:list xml:id="list3486847308473845764" text:style-name="L5">
        <text:list-item>
          <text:p text:style-name="P16"><text:span text:style-name="T16">HOW</text:span> much of resource is needed?</text:p>
        </text:list-item>
      </text:list>
      <text:p text:style-name="P10"><text:tab/></text:p>
      <text:list xml:id="list3727295904157753679" text:style-name="L6">
        <text:list-item>
          <text:p text:style-name="P22">Data requirement: <text:span text:style-name="T18">Database of student details and database of courses offered.</text:span></text:p>
        </text:list-item>
        <text:list-item>
          <text:p text:style-name="P24"><text:span text:style-name="T11">System Requirement: Any operating system with 2GB Ram, i3 processor and 512 GB HDD.</text:span><text:span text:style-name="T10"><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0:42:39.990672395</meta:creation-date>
    <dc:date>2019-01-29T09:51:50.483708884</dc:date>
    <meta:editing-duration>PT25M3S</meta:editing-duration>
    <meta:editing-cycles>4</meta:editing-cycles>
    <meta:generator>LibreOffice/5.2.7.2$Linux_X86_64 LibreOffice_project/20m0$Build-2</meta:generator>
    <meta:document-statistic meta:table-count="0" meta:image-count="0" meta:object-count="0" meta:page-count="2" meta:paragraph-count="27" meta:word-count="468" meta:character-count="2905" meta:non-whitespace-character-count="2345"/>
  </office:meta>
</office:document-meta>
</file>